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Redirector.JspRedir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edirector.JspRedirecto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edirector.mergeInto( WebXml theWebXm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